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alibri1" svg:font-family="Calibri" style:font-family-generic="swiss"/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95cm"/>
    </style:style>
    <style:style style:name="co2" style:family="table-column">
      <style:table-column-properties fo:break-before="auto" style:column-width="4.805cm"/>
    </style:style>
    <style:style style:name="co3" style:family="table-column">
      <style:table-column-properties fo:break-before="auto" style:column-width="7.137cm"/>
    </style:style>
    <style:style style:name="co4" style:family="table-column">
      <style:table-column-properties fo:break-before="auto" style:column-width="8.274cm"/>
    </style:style>
    <style:style style:name="co5" style:family="table-column">
      <style:table-column-properties fo:break-before="auto" style:column-width="6.387cm"/>
    </style:style>
    <style:style style:name="co6" style:family="table-column">
      <style:table-column-properties fo:break-before="auto" style:column-width="1.974cm"/>
    </style:style>
    <style:style style:name="co7" style:family="table-column">
      <style:table-column-properties fo:break-before="auto" style:column-width="2.085cm"/>
    </style:style>
    <style:style style:name="co8" style:family="table-column">
      <style:table-column-properties fo:break-before="auto" style:column-width="1.363cm"/>
    </style:style>
    <style:style style:name="co9" style:family="table-column">
      <style:table-column-properties fo:break-before="auto" style:column-width="2.447cm"/>
    </style:style>
    <style:style style:name="co10" style:family="table-column">
      <style:table-column-properties fo:break-before="auto" style:column-width="3.223cm"/>
    </style:style>
    <style:style style:name="co11" style:family="table-column">
      <style:table-column-properties fo:break-before="auto" style:column-width="2.475cm"/>
    </style:style>
    <style:style style:name="co12" style:family="table-column">
      <style:table-column-properties fo:break-before="auto" style:column-width="3.14cm"/>
    </style:style>
    <style:style style:name="co13" style:family="table-column">
      <style:table-column-properties fo:break-before="auto" style:column-width="3.833cm"/>
    </style:style>
    <style:style style:name="co14" style:family="table-column">
      <style:table-column-properties fo:break-before="auto" style:column-width="1.725cm"/>
    </style:style>
    <style:style style:name="co15" style:family="table-column">
      <style:table-column-properties fo:break-before="auto" style:column-width="6.498cm"/>
    </style:style>
    <style:style style:name="co16" style:family="table-column">
      <style:table-column-properties fo:break-before="auto" style:column-width="2.335cm"/>
    </style:style>
    <style:style style:name="co17" style:family="table-column">
      <style:table-column-properties fo:break-before="auto" style:column-width="5.276cm"/>
    </style:style>
    <style:style style:name="co18" style:family="table-column">
      <style:table-column-properties fo:break-before="auto" style:column-width="8.8cm"/>
    </style:style>
    <style:style style:name="co19" style:family="table-column">
      <style:table-column-properties fo:break-before="auto" style:column-width="2.26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PageStyle_5f_res.partner.fisc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T1" style:family="text">
      <style:text-properties fo:color="#000000" style:font-name="Calibri1" fo:font-size="11pt" style:font-name-asian="Calibri1" style:font-size-asian="11pt" style:font-name-complex="Calibri1" style:font-size-complex="6.30000019073486pt"/>
    </style:style>
    <style:style style:name="T2" style:family="text">
      <style:text-properties style:font-name="F" fo:font-size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.partner.fisc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industry_id:id</text:p>
          </table:table-cell>
          <table:table-cell office:value-type="string">
            <text:p>name</text:p>
          </table:table-cell>
          <table:table-cell office:value-type="string">
            <text:p>street2</text:p>
          </table:table-cell>
          <table:table-cell office:value-type="string">
            <text:p>street</text:p>
          </table:table-cell>
          <table:table-cell office:value-type="string">
            <text:p>phone</text:p>
          </table:table-cell>
          <table:table-cell office:value-type="string">
            <text:p>mobile</text:p>
          </table:table-cell>
          <table:table-cell office:value-type="string">
            <text:p>zip</text:p>
          </table:table-cell>
          <table:table-cell office:value-type="string">
            <text:p>city_id:id</text:p>
          </table:table-cell>
          <table:table-cell table:style-name="ce2" office:value-type="string">
            <text:p>company_type</text:p>
          </table:table-cell>
          <table:table-cell office:value-type="string">
            <text:p>customer</text:p>
          </table:table-cell>
          <table:table-cell office:value-type="string">
            <text:p>country_id:id</text:p>
          </table:table-cell>
          <table:table-cell office:value-type="string">
            <text:p>company_id:id</text:p>
          </table:table-cell>
          <table:table-cell office:value-type="string">
            <text:p>OACI</text:p>
          </table:table-cell>
          <table:table-cell office:value-type="string">
            <text:p>email</text:p>
          </table:table-cell>
          <table:table-cell office:value-type="string">
            <text:p>is_company</text:p>
          </table:table-cell>
          <table:table-cell office:value-type="string">
            <text:p>category_id:id</text:p>
          </table:table-cell>
          <table:table-cell office:value-type="string">
            <text:p>type_activite_id:id</text:p>
          </table:table-cell>
        </table:table-row>
        <table:table-row table:style-name="ro1">
          <table:table-cell office:value-type="string">
            <text:p>res_partner_368076</text:p>
          </table:table-cell>
          <table:table-cell office:value-type="string">
            <text:p>rers_partner_industry_c23</text:p>
          </table:table-cell>
          <table:table-cell office:value-type="string">
            <text:p>Air Archipels</text:p>
          </table:table-cell>
          <table:table-cell office:value-type="string">
            <text:p>c/o AIR MOOREA</text:p>
          </table:table-cell>
          <table:table-cell office:value-type="string">
            <text:p>BP 6019</text:p>
          </table:table-cell>
          <table:table-cell office:value-type="float" office:value="40864263">
            <text:p>40864263</text:p>
          </table:table-cell>
          <table:table-cell office:value-type="float" office:value="87813030">
            <text:p>87813030</text:p>
          </table:table-cell>
          <table:table-cell office:value-type="float" office:value="98702">
            <text:p>98702</text:p>
          </table:table-cell>
          <table:table-cell office:value-type="string">
            <text:p>FAAA</text:p>
          </table:table-cell>
          <table:table-cell office:value-type="string">
            <text:p>Société</text:p>
          </table:table-cell>
          <table:table-cell office:value-type="string">
            <text:p>True</text:p>
          </table:table-cell>
          <table:table-cell office:value-type="string">
            <text:p>base.pf</text:p>
          </table:table-cell>
          <table:table-cell office:value-type="string">
            <text:p>base.main_company</text:p>
          </table:table-cell>
          <table:table-cell office:value-type="string">
            <text:p>RHL</text:p>
          </table:table-cell>
          <table:table-cell office:value-type="string">
            <text:p>christophe.fournier@airarchipels.pf</text:p>
          </table:table-cell>
          <table:table-cell office:value-type="string">
            <text:p>True</text:p>
          </table:table-cell>
          <table:table-cell office:value-type="string">
            <text:p>l10n_fr_naf_ape.naf_51_10Z</text:p>
          </table:table-cell>
          <table:table-cell office:value-type="string">
            <text:p>manureva_type_activite_transport_aerien_public</text:p>
          </table:table-cell>
        </table:table-row>
        <table:table-row table:style-name="ro1">
          <table:table-cell office:value-type="string">
            <text:p>res_partner_197160</text:p>
          </table:table-cell>
          <table:table-cell office:value-type="string">
            <text:p>rers_partner_industry_c25</text:p>
          </table:table-cell>
          <table:table-cell office:value-type="string">
            <text:p>Air Caledonie International</text:p>
          </table:table-cell>
          <table:table-cell/>
          <table:table-cell office:value-type="string">
            <text:p>BP 6485</text:p>
          </table:table-cell>
          <table:table-cell office:value-type="float" office:value="40850904">
            <text:p>40850904</text:p>
          </table:table-cell>
          <table:table-cell/>
          <table:table-cell office:value-type="float" office:value="98702">
            <text:p>98702</text:p>
          </table:table-cell>
          <table:table-cell office:value-type="string">
            <text:p>FAAA</text:p>
          </table:table-cell>
          <table:table-cell office:value-type="string">
            <text:p>Société</text:p>
          </table:table-cell>
          <table:table-cell office:value-type="string">
            <text:p>True</text:p>
          </table:table-cell>
          <table:table-cell office:value-type="string">
            <text:p>base.pf</text:p>
          </table:table-cell>
          <table:table-cell office:value-type="string">
            <text:p>base.main_company</text:p>
          </table:table-cell>
          <table:table-cell table:number-columns-repeated="2"/>
          <table:table-cell office:value-type="string">
            <text:p>True</text:p>
          </table:table-cell>
          <table:table-cell office:value-type="string">
            <text:p>l10n_fr_naf_ape.naf_51_10Z</text:p>
          </table:table-cell>
          <table:table-cell office:value-type="string">
            <text:p>manureva_type_activite_transport_aerien_public</text:p>
          </table:table-cell>
        </table:table-row>
        <table:table-row table:style-name="ro1">
          <table:table-cell office:value-type="string">
            <text:p>res_partner_974832</text:p>
          </table:table-cell>
          <table:table-cell office:value-type="string">
            <text:p>rers_partner_industry_c23</text:p>
          </table:table-cell>
          <table:table-cell office:value-type="string">
            <text:p>Air Gekko</text:p>
          </table:table-cell>
          <table:table-cell/>
          <table:table-cell office:value-type="string">
            <text:p>BP 42982</text:p>
          </table:table-cell>
          <table:table-cell office:value-type="float" office:value="40704360">
            <text:p>40704360</text:p>
          </table:table-cell>
          <table:table-cell/>
          <table:table-cell office:value-type="float" office:value="98713">
            <text:p>98713</text:p>
          </table:table-cell>
          <table:table-cell office:value-type="string">
            <text:p>PAPEETE</text:p>
          </table:table-cell>
          <table:table-cell office:value-type="string">
            <text:p>Société</text:p>
          </table:table-cell>
          <table:table-cell office:value-type="string">
            <text:p>True</text:p>
          </table:table-cell>
          <table:table-cell office:value-type="string">
            <text:p>base.pf</text:p>
          </table:table-cell>
          <table:table-cell office:value-type="string">
            <text:p>base.main_company</text:p>
          </table:table-cell>
          <table:table-cell table:number-columns-repeated="2"/>
          <table:table-cell office:value-type="string">
            <text:p>True</text:p>
          </table:table-cell>
          <table:table-cell office:value-type="string">
            <text:p>l10n_fr_naf_ape.naf_51_10Z</text:p>
          </table:table-cell>
          <table:table-cell office:value-type="string">
            <text:p>manureva_type_activite_transport_aerien_public</text:p>
          </table:table-cell>
        </table:table-row>
        <table:table-row table:style-name="ro1">
          <table:table-cell office:value-type="string">
            <text:p>res_partner_382192</text:p>
          </table:table-cell>
          <table:table-cell office:value-type="string">
            <text:p>rers_partner_industry_c25</text:p>
          </table:table-cell>
          <table:table-cell office:value-type="string">
            <text:p>Air Tahiti Nui</text:p>
          </table:table-cell>
          <table:table-cell/>
          <table:table-cell office:value-type="string">
            <text:p>BP 1673</text:p>
          </table:table-cell>
          <table:table-cell office:value-type="float" office:value="40460372">
            <text:p>40460372</text:p>
          </table:table-cell>
          <table:table-cell/>
          <table:table-cell office:value-type="float" office:value="98713">
            <text:p>98713</text:p>
          </table:table-cell>
          <table:table-cell office:value-type="string">
            <text:p>PAPEETE</text:p>
          </table:table-cell>
          <table:table-cell office:value-type="string">
            <text:p>Société</text:p>
          </table:table-cell>
          <table:table-cell office:value-type="string">
            <text:p>True</text:p>
          </table:table-cell>
          <table:table-cell office:value-type="string">
            <text:p>base.pf</text:p>
          </table:table-cell>
          <table:table-cell office:value-type="string">
            <text:p>base.main_company</text:p>
          </table:table-cell>
          <table:table-cell office:value-type="string">
            <text:p>THT</text:p>
          </table:table-cell>
          <table:table-cell/>
          <table:table-cell office:value-type="string">
            <text:p>True</text:p>
          </table:table-cell>
          <table:table-cell office:value-type="string">
            <text:p>l10n_fr_naf_ape.naf_51_10Z</text:p>
          </table:table-cell>
          <table:table-cell office:value-type="string">
            <text:p>manureva_type_activite_transport_aerien_public</text:p>
          </table:table-cell>
        </table:table-row>
        <table:table-row table:style-name="ro1">
          <table:table-cell office:value-type="string">
            <text:p>res_partner_c74263</text:p>
          </table:table-cell>
          <table:table-cell office:value-type="string">
            <text:p>rers_partner_industry_c23</text:p>
          </table:table-cell>
          <table:table-cell office:value-type="string">
            <text:p>Arrow 2</text:p>
          </table:table-cell>
          <table:table-cell/>
          <table:table-cell office:value-type="string">
            <text:p>BP 13006</text:p>
          </table:table-cell>
          <table:table-cell office:value-type="float" office:value="40502525">
            <text:p>40502525</text:p>
          </table:table-cell>
          <table:table-cell/>
          <table:table-cell office:value-type="float" office:value="98717">
            <text:p>98717</text:p>
          </table:table-cell>
          <table:table-cell office:value-type="string">
            <text:p>PUNAAUIA</text:p>
          </table:table-cell>
          <table:table-cell office:value-type="string">
            <text:p>Société</text:p>
          </table:table-cell>
          <table:table-cell office:value-type="string">
            <text:p>True</text:p>
          </table:table-cell>
          <table:table-cell office:value-type="string">
            <text:p>base.pf</text:p>
          </table:table-cell>
          <table:table-cell office:value-type="string">
            <text:p>base.main_company</text:p>
          </table:table-cell>
          <table:table-cell table:number-columns-repeated="2"/>
          <table:table-cell office:value-type="string">
            <text:p>True</text:p>
          </table:table-cell>
          <table:table-cell office:value-type="string">
            <text:p>l10n_fr_naf_ape.naf_51_10Z</text:p>
          </table:table-cell>
          <table:table-cell office:value-type="string">
            <text:p>manureva_type_activite_aviation_generale</text:p>
          </table:table-cell>
        </table:table-row>
        <table:table-row table:style-name="ro1">
          <table:table-cell office:value-type="string">
            <text:p>res_partner_c62441</text:p>
          </table:table-cell>
          <table:table-cell office:value-type="string">
            <text:p>rers_partner_industry_c25</text:p>
          </table:table-cell>
          <table:table-cell office:value-type="string">
            <text:p>Islands Airline</text:p>
          </table:table-cell>
          <table:table-cell/>
          <table:table-cell office:value-type="string">
            <text:p>BP 596</text:p>
          </table:table-cell>
          <table:table-cell/>
          <table:table-cell office:value-type="float" office:value="87331184">
            <text:p>87331184</text:p>
          </table:table-cell>
          <table:table-cell office:value-type="float" office:value="98713">
            <text:p>98713</text:p>
          </table:table-cell>
          <table:table-cell office:value-type="string">
            <text:p>PAPEETE</text:p>
          </table:table-cell>
          <table:table-cell office:value-type="string">
            <text:p>Société</text:p>
          </table:table-cell>
          <table:table-cell office:value-type="string">
            <text:p>True</text:p>
          </table:table-cell>
          <table:table-cell office:value-type="string">
            <text:p>base.pf</text:p>
          </table:table-cell>
          <table:table-cell office:value-type="string">
            <text:p>base.main_company</text:p>
          </table:table-cell>
          <table:table-cell table:number-columns-repeated="2"/>
          <table:table-cell office:value-type="string">
            <text:p>True</text:p>
          </table:table-cell>
          <table:table-cell office:value-type="string">
            <text:p>l10n_fr_naf_ape.naf_51_10Z</text:p>
          </table:table-cell>
          <table:table-cell office:value-type="string">
            <text:p>manureva_type_activite_transport_aerien_public</text:p>
          </table:table-cell>
        </table:table-row>
        <table:table-row table:style-name="ro1">
          <table:table-cell office:value-type="string">
            <text:p>res_partner_a08240</text:p>
          </table:table-cell>
          <table:table-cell office:value-type="string">
            <text:p>rers_partner_industry_c24</text:p>
          </table:table-cell>
          <table:table-cell office:value-type="string">
            <text:p>Mana Otter</text:p>
          </table:table-cell>
          <table:table-cell office:value-type="string">
            <text:p>A l'attention de M. Olivier NOINAIN</text:p>
          </table:table-cell>
          <table:table-cell office:value-type="string">
            <text:p>BP 44580</text:p>
          </table:table-cell>
          <table:table-cell office:value-type="float" office:value="40427542">
            <text:p>40427542</text:p>
          </table:table-cell>
          <table:table-cell office:value-type="float" office:value="87333430">
            <text:p>87333430</text:p>
          </table:table-cell>
          <table:table-cell office:value-type="float" office:value="98713">
            <text:p>98713</text:p>
          </table:table-cell>
          <table:table-cell office:value-type="string">
            <text:p>PAPEETE</text:p>
          </table:table-cell>
          <table:table-cell office:value-type="string">
            <text:p>Société</text:p>
          </table:table-cell>
          <table:table-cell office:value-type="string">
            <text:p>True</text:p>
          </table:table-cell>
          <table:table-cell office:value-type="string">
            <text:p>base.pf</text:p>
          </table:table-cell>
          <table:table-cell office:value-type="string">
            <text:p>base.main_company</text:p>
          </table:table-cell>
          <table:table-cell office:value-type="string">
            <text:p>MANA</text:p>
          </table:table-cell>
          <table:table-cell office:value-type="string">
            <text:p>ztoon2002@gmail.com</text:p>
          </table:table-cell>
          <table:table-cell office:value-type="string">
            <text:p>True</text:p>
          </table:table-cell>
          <table:table-cell office:value-type="string">
            <text:p>l10n_fr_naf_ape.naf_51_10Z</text:p>
          </table:table-cell>
          <table:table-cell office:value-type="string">
            <text:p>manureva_type_activite_aviation_generale</text:p>
          </table:table-cell>
        </table:table-row>
        <table:table-row table:style-name="ro1">
          <table:table-cell office:value-type="string">
            <text:p>res_partner_888677</text:p>
          </table:table-cell>
          <table:table-cell office:value-type="string">
            <text:p>rers_partner_industry_c23</text:p>
          </table:table-cell>
          <table:table-cell office:value-type="string">
            <text:p>Pol'Air</text:p>
          </table:table-cell>
          <table:table-cell office:value-type="string">
            <text:p>c/o M. Stephane CHANTRE</text:p>
          </table:table-cell>
          <table:table-cell office:value-type="string">
            <text:p>BP 1328</text:p>
          </table:table-cell>
          <table:table-cell office:value-type="float" office:value="87714332">
            <text:p>87714332</text:p>
          </table:table-cell>
          <table:table-cell office:value-type="float" office:value="87742311">
            <text:p>87742311</text:p>
          </table:table-cell>
          <table:table-cell office:value-type="float" office:value="98703">
            <text:p>98703</text:p>
          </table:table-cell>
          <table:table-cell office:value-type="string">
            <text:p>PUNAAUIA</text:p>
          </table:table-cell>
          <table:table-cell office:value-type="string">
            <text:p>Société</text:p>
          </table:table-cell>
          <table:table-cell office:value-type="string">
            <text:p>True</text:p>
          </table:table-cell>
          <table:table-cell office:value-type="string">
            <text:p>base.pf</text:p>
          </table:table-cell>
          <table:table-cell office:value-type="string">
            <text:p>base.main_company</text:p>
          </table:table-cell>
          <table:table-cell office:value-type="string">
            <text:p>PLI</text:p>
          </table:table-cell>
          <table:table-cell office:value-type="string">
            <text:p>sarlpolair@gmail.com</text:p>
          </table:table-cell>
          <table:table-cell office:value-type="string">
            <text:p>True</text:p>
          </table:table-cell>
          <table:table-cell office:value-type="string">
            <text:p>l10n_fr_naf_ape.naf_51_10Z</text:p>
          </table:table-cell>
          <table:table-cell office:value-type="string">
            <text:p>manureva_type_activite_transport_aerien_public</text:p>
          </table:table-cell>
        </table:table-row>
        <table:table-row table:style-name="ro1">
          <table:table-cell office:value-type="string">
            <text:p>res_partner_a50960</text:p>
          </table:table-cell>
          <table:table-cell office:value-type="string">
            <text:p>rers_partner_industry_c24</text:p>
          </table:table-cell>
          <table:table-cell office:value-type="string">
            <text:p>Tahiti Air Charter</text:p>
          </table:table-cell>
          <table:table-cell/>
          <table:table-cell office:value-type="string">
            <text:p>BP 9031</text:p>
          </table:table-cell>
          <table:table-cell office:value-type="float" office:value="40505487">
            <text:p>40505487</text:p>
          </table:table-cell>
          <table:table-cell/>
          <table:table-cell office:value-type="float" office:value="98715">
            <text:p>98715</text:p>
          </table:table-cell>
          <table:table-cell office:value-type="string">
            <text:p>PAPEETE</text:p>
          </table:table-cell>
          <table:table-cell office:value-type="string">
            <text:p>Société</text:p>
          </table:table-cell>
          <table:table-cell office:value-type="string">
            <text:p>True</text:p>
          </table:table-cell>
          <table:table-cell office:value-type="string">
            <text:p>base.pf</text:p>
          </table:table-cell>
          <table:table-cell office:value-type="string">
            <text:p>base.main_company</text:p>
          </table:table-cell>
          <table:table-cell table:number-columns-repeated="2"/>
          <table:table-cell office:value-type="string">
            <text:p>True</text:p>
          </table:table-cell>
          <table:table-cell office:value-type="string">
            <text:p>l10n_fr_naf_ape.naf_51_10Z</text:p>
          </table:table-cell>
          <table:table-cell office:value-type="string">
            <text:p>manureva_type_activite_transport_aerien_public</text:p>
          </table:table-cell>
        </table:table-row>
        <table:table-row table:style-name="ro1">
          <table:table-cell office:value-type="string">
            <text:p>res_partner_82198</text:p>
          </table:table-cell>
          <table:table-cell office:value-type="string">
            <text:p>rers_partner_industry_c23</text:p>
          </table:table-cell>
          <table:table-cell office:value-type="string">
            <text:p>Tahiti Conquest Airlines</text:p>
          </table:table-cell>
          <table:table-cell/>
          <table:table-cell office:value-type="string">
            <text:p>AEROPORT DE TAHITI FAAA</text:p>
          </table:table-cell>
          <table:table-cell table:number-columns-repeated="2"/>
          <table:table-cell office:value-type="float" office:value="98702">
            <text:p>98702</text:p>
          </table:table-cell>
          <table:table-cell office:value-type="string">
            <text:p>FAAA</text:p>
          </table:table-cell>
          <table:table-cell office:value-type="string">
            <text:p>Société</text:p>
          </table:table-cell>
          <table:table-cell office:value-type="string">
            <text:p>True</text:p>
          </table:table-cell>
          <table:table-cell office:value-type="string">
            <text:p>base.pf</text:p>
          </table:table-cell>
          <table:table-cell office:value-type="string">
            <text:p>base.main_company</text:p>
          </table:table-cell>
          <table:table-cell table:number-columns-repeated="2"/>
          <table:table-cell office:value-type="string">
            <text:p>True</text:p>
          </table:table-cell>
          <table:table-cell office:value-type="string">
            <text:p>l10n_fr_naf_ape.naf_51_10Z</text:p>
          </table:table-cell>
          <table:table-cell office:value-type="string">
            <text:p>manureva_type_activite_aviation_generale</text:p>
          </table:table-cell>
        </table:table-row>
        <table:table-row table:style-name="ro1">
          <table:table-cell office:value-type="string">
            <text:p>res_partner_c43128</text:p>
          </table:table-cell>
          <table:table-cell office:value-type="string">
            <text:p>rers_partner_industry_c23</text:p>
          </table:table-cell>
          <table:table-cell office:value-type="string">
            <text:p>Tahiti Seaplanes</text:p>
          </table:table-cell>
          <table:table-cell office:value-type="string">
            <text:p>C/O COTTREL ARTHUR</text:p>
          </table:table-cell>
          <table:table-cell office:value-type="string">
            <text:p>BP 8321</text:p>
          </table:table-cell>
          <table:table-cell/>
          <table:table-cell office:value-type="float" office:value="87202614">
            <text:p>87202614</text:p>
          </table:table-cell>
          <table:table-cell office:value-type="float" office:value="98702">
            <text:p>98702</text:p>
          </table:table-cell>
          <table:table-cell office:value-type="string">
            <text:p>FAAA</text:p>
          </table:table-cell>
          <table:table-cell office:value-type="string">
            <text:p>Société</text:p>
          </table:table-cell>
          <table:table-cell office:value-type="string">
            <text:p>True</text:p>
          </table:table-cell>
          <table:table-cell office:value-type="string">
            <text:p>base.pf</text:p>
          </table:table-cell>
          <table:table-cell office:value-type="string">
            <text:p>base.main_company</text:p>
          </table:table-cell>
          <table:table-cell table:number-columns-repeated="2"/>
          <table:table-cell office:value-type="string">
            <text:p>True</text:p>
          </table:table-cell>
          <table:table-cell office:value-type="string">
            <text:p>l10n_fr_naf_ape.naf_51_10Z</text:p>
          </table:table-cell>
          <table:table-cell office:value-type="string">
            <text:p>manureva_type_activite_aviation_generale</text:p>
          </table:table-cell>
        </table:table-row>
        <table:table-row table:style-name="ro1">
          <table:table-cell office:value-type="string">
            <text:p>res_partner_c89568</text:p>
          </table:table-cell>
          <table:table-cell office:value-type="string">
            <text:p>rers_partner_industry_c25</text:p>
          </table:table-cell>
          <table:table-cell office:value-type="string">
            <text:p>United Airlines</text:p>
          </table:table-cell>
          <table:table-cell office:value-type="string">
            <text:p>C/O M DAILLY ERIC, REPRESENTANT LOCAL</text:p>
          </table:table-cell>
          <table:table-cell office:value-type="string">
            <text:p>BP 60198</text:p>
          </table:table-cell>
          <table:table-cell office:value-type="float" office:value="40866218">
            <text:p>40866218</text:p>
          </table:table-cell>
          <table:table-cell office:value-type="float" office:value="87776722">
            <text:p>87776722</text:p>
          </table:table-cell>
          <table:table-cell office:value-type="float" office:value="98702">
            <text:p>98702</text:p>
          </table:table-cell>
          <table:table-cell office:value-type="string">
            <text:p>FAAA</text:p>
          </table:table-cell>
          <table:table-cell office:value-type="string">
            <text:p>Société</text:p>
          </table:table-cell>
          <table:table-cell office:value-type="string">
            <text:p>True</text:p>
          </table:table-cell>
          <table:table-cell office:value-type="string">
            <text:p>base.pf</text:p>
          </table:table-cell>
          <table:table-cell office:value-type="string">
            <text:p>base.main_company</text:p>
          </table:table-cell>
          <table:table-cell table:number-columns-repeated="2"/>
          <table:table-cell office:value-type="string">
            <text:p>True</text:p>
          </table:table-cell>
          <table:table-cell office:value-type="string">
            <text:p>l10n_fr_naf_ape.naf_51_10Z</text:p>
          </table:table-cell>
          <table:table-cell office:value-type="string">
            <text:p>manureva_type_activite_transport_aerien_public</text:p>
          </table:table-cell>
        </table:table-row>
        <table:table-row table:style-name="ro1">
          <table:table-cell office:value-type="string">
            <text:p>res_partner_23598</text:p>
          </table:table-cell>
          <table:table-cell office:value-type="string">
            <text:p>rers_partner_industry_c23</text:p>
          </table:table-cell>
          <table:table-cell office:value-type="string">
            <text:p>Air Tahiti</text:p>
          </table:table-cell>
          <table:table-cell office:value-type="string">
            <text:p>BP 314</text:p>
          </table:table-cell>
          <table:table-cell office:value-type="string">
            <text:p>Service Comptabilité</text:p>
          </table:table-cell>
          <table:table-cell table:style-name="ce1" office:value-type="float" office:value="40864000">
            <text:p>40864000</text:p>
          </table:table-cell>
          <table:table-cell/>
          <table:table-cell office:value-type="float" office:value="98713">
            <text:p>98713</text:p>
          </table:table-cell>
          <table:table-cell office:value-type="string">
            <text:p>PAPEETE</text:p>
          </table:table-cell>
          <table:table-cell office:value-type="string">
            <text:p>Société</text:p>
          </table:table-cell>
          <table:table-cell office:value-type="string">
            <text:p>True</text:p>
          </table:table-cell>
          <table:table-cell office:value-type="string">
            <text:p>base.pf</text:p>
          </table:table-cell>
          <table:table-cell office:value-type="string">
            <text:p>base.main_company</text:p>
          </table:table-cell>
          <table:table-cell office:value-type="string">
            <text:p>VTA</text:p>
          </table:table-cell>
          <table:table-cell office:value-type="string">
            <text:p>vincent.yuhing@airtahiti.pf</text:p>
          </table:table-cell>
          <table:table-cell office:value-type="string">
            <text:p>True</text:p>
          </table:table-cell>
          <table:table-cell office:value-type="string">
            <text:p>l10n_fr_naf_ape.naf_51_10Z</text:p>
          </table:table-cell>
          <table:table-cell office:value-type="string">
            <text:p>manureva_type_activite_transport_aerien_public</text:p>
          </table:table-cell>
        </table:table-row>
        <table:table-row table:style-name="ro1">
          <table:table-cell office:value-type="string">
            <text:p>res_partner_926923</text:p>
          </table:table-cell>
          <table:table-cell office:value-type="string">
            <text:p>rers_partner_industry_c23</text:p>
          </table:table-cell>
          <table:table-cell office:value-type="string">
            <text:p>SAS Air Tetiaroa</text:p>
          </table:table-cell>
          <table:table-cell office:value-type="string">
            <text:p>BP 6014</text:p>
          </table:table-cell>
          <table:table-cell office:value-type="string">
            <text:p>Hôtel Intercontinental Resort Tahiti</text:p>
          </table:table-cell>
          <table:table-cell office:value-type="float" office:value="40865149">
            <text:p>40865149</text:p>
          </table:table-cell>
          <table:table-cell/>
          <table:table-cell office:value-type="float" office:value="98702">
            <text:p>98702</text:p>
          </table:table-cell>
          <table:table-cell office:value-type="string">
            <text:p>FAAA</text:p>
          </table:table-cell>
          <table:table-cell office:value-type="string">
            <text:p>Société</text:p>
          </table:table-cell>
          <table:table-cell office:value-type="string">
            <text:p>True</text:p>
          </table:table-cell>
          <table:table-cell office:value-type="string">
            <text:p>base.pf</text:p>
          </table:table-cell>
          <table:table-cell office:value-type="string">
            <text:p>base.main_company</text:p>
          </table:table-cell>
          <table:table-cell office:value-type="string">
            <text:p>ATET</text:p>
          </table:table-cell>
          <table:table-cell office:value-type="string">
            <text:p>mbusser@airtetiaroa.com</text:p>
          </table:table-cell>
          <table:table-cell office:value-type="string">
            <text:p>True</text:p>
          </table:table-cell>
          <table:table-cell office:value-type="string">
            <text:p>l10n_fr_naf_ape.naf_51_10Z</text:p>
          </table:table-cell>
          <table:table-cell office:value-type="string">
            <text:p>manureva_type_activite_transport_aerien_public</text:p>
          </table:table-cell>
        </table:table-row>
        <table:table-row table:style-name="ro1">
          <table:table-cell office:value-type="string">
            <text:p>res_partner_c35058</text:p>
          </table:table-cell>
          <table:table-cell office:value-type="string">
            <text:p>rers_partner_industry_c23</text:p>
          </table:table-cell>
          <table:table-cell office:value-type="string">
            <text:p>Tahiti Air Lagon</text:p>
          </table:table-cell>
          <table:table-cell/>
          <table:table-cell office:value-type="string">
            <text:p>BP 143</text:p>
          </table:table-cell>
          <table:table-cell table:number-columns-repeated="2"/>
          <table:table-cell office:value-type="float" office:value="98735">
            <text:p>98735</text:p>
          </table:table-cell>
          <table:table-cell office:value-type="string">
            <text:p>UTUROA</text:p>
          </table:table-cell>
          <table:table-cell office:value-type="string">
            <text:p>Société</text:p>
          </table:table-cell>
          <table:table-cell office:value-type="string">
            <text:p>True</text:p>
          </table:table-cell>
          <table:table-cell office:value-type="string">
            <text:p>base.pf</text:p>
          </table:table-cell>
          <table:table-cell office:value-type="string">
            <text:p>base.main_company</text:p>
          </table:table-cell>
          <table:table-cell table:number-columns-repeated="2"/>
          <table:table-cell office:value-type="string">
            <text:p>True</text:p>
          </table:table-cell>
          <table:table-cell office:value-type="string">
            <text:p>l10n_fr_naf_ape.naf_51_10Z</text:p>
          </table:table-cell>
          <table:table-cell office:value-type="string">
            <text:p>manureva_type_activite_aviation_generale</text:p>
          </table:table-cell>
        </table:table-row>
        <table:table-row table:style-name="ro2">
          <table:table-cell office:value-type="string">
            <text:p>res_partner_a52941</text:p>
          </table:table-cell>
          <table:table-cell office:value-type="string">
            <text:p>rers_partner_industry_c23</text:p>
          </table:table-cell>
          <table:table-cell office:value-type="string">
            <text:p>Tahiti Parachutisme</text:p>
          </table:table-cell>
          <table:table-cell/>
          <table:table-cell office:value-type="string">
            <text:p>BP 2914</text:p>
          </table:table-cell>
          <table:table-cell office:value-type="float" office:value="40500419">
            <text:p>40500419</text:p>
          </table:table-cell>
          <table:table-cell office:value-type="float" office:value="87339792">
            <text:p>87339792</text:p>
          </table:table-cell>
          <table:table-cell office:value-type="float" office:value="98703">
            <text:p>98703</text:p>
          </table:table-cell>
          <table:table-cell office:value-type="string">
            <text:p>PUNAAUIA</text:p>
          </table:table-cell>
          <table:table-cell office:value-type="string">
            <text:p>Société</text:p>
          </table:table-cell>
          <table:table-cell office:value-type="string">
            <text:p>True</text:p>
          </table:table-cell>
          <table:table-cell office:value-type="string">
            <text:p>base.pf</text:p>
          </table:table-cell>
          <table:table-cell office:value-type="string">
            <text:p>base.main_company</text:p>
          </table:table-cell>
          <table:table-cell office:value-type="string">
            <text:p>TPAR</text:p>
          </table:table-cell>
          <table:table-cell/>
          <table:table-cell office:value-type="string">
            <text:p>True</text:p>
          </table:table-cell>
          <table:table-cell table:style-name="ce4" office:value-type="string">
            <text:p><text:span text:style-name="T1">l10n_fr_naf_ape.naf_9</text:span><text:span text:style-name="T2">3_19Z</text:span></text:p>
          </table:table-cell>
          <table:table-cell office:value-type="string">
            <text:p>manureva_type_activite_aviation_generale</text:p>
          </table:table-cell>
        </table:table-row>
        <table:table-row table:style-name="ro3">
          <table:table-cell office:value-type="string">
            <text:p>res_partner_845008</text:p>
          </table:table-cell>
          <table:table-cell office:value-type="string">
            <text:p>rers_partner_industry_c23</text:p>
          </table:table-cell>
          <table:table-cell office:value-type="string">
            <text:p>Bonnard Barbara Vanessa Titaina</text:p>
          </table:table-cell>
          <table:table-cell/>
          <table:table-cell office:value-type="string">
            <text:p>BP 2617</text:p>
          </table:table-cell>
          <table:table-cell office:value-type="float" office:value="87732714">
            <text:p>87732714</text:p>
          </table:table-cell>
          <table:table-cell/>
          <table:table-cell office:value-type="float" office:value="98703">
            <text:p>98703</text:p>
          </table:table-cell>
          <table:table-cell office:value-type="string">
            <text:p>PUNAAUIA</text:p>
          </table:table-cell>
          <table:table-cell office:value-type="string">
            <text:p>Société</text:p>
          </table:table-cell>
          <table:table-cell office:value-type="string">
            <text:p>True</text:p>
          </table:table-cell>
          <table:table-cell office:value-type="string">
            <text:p>base.pf</text:p>
          </table:table-cell>
          <table:table-cell office:value-type="string">
            <text:p>base.main_company</text:p>
          </table:table-cell>
          <table:table-cell table:number-columns-repeated="2"/>
          <table:table-cell office:value-type="string">
            <text:p>True</text:p>
          </table:table-cell>
          <table:table-cell/>
          <table:table-cell office:value-type="string">
            <text:p>manureva_type_activite_aviation_generale</text:p>
          </table:table-cell>
        </table:table-row>
        <table:table-row table:style-name="ro3">
          <table:table-cell office:value-type="string">
            <text:p>res_partner_348755</text:p>
          </table:table-cell>
          <table:table-cell office:value-type="string">
            <text:p>rers_partner_industry_c23</text:p>
          </table:table-cell>
          <table:table-cell office:value-type="string">
            <text:p>Chant Jimmy</text:p>
          </table:table-cell>
          <table:table-cell/>
          <table:table-cell office:value-type="string">
            <text:p>BP 197</text:p>
          </table:table-cell>
          <table:table-cell office:value-type="float" office:value="40420375">
            <text:p>40420375</text:p>
          </table:table-cell>
          <table:table-cell office:value-type="float" office:value="87776141">
            <text:p>87776141</text:p>
          </table:table-cell>
          <table:table-cell office:value-type="float" office:value="98713">
            <text:p>98713</text:p>
          </table:table-cell>
          <table:table-cell office:value-type="string">
            <text:p>PAPEETE</text:p>
          </table:table-cell>
          <table:table-cell office:value-type="string">
            <text:p>Société</text:p>
          </table:table-cell>
          <table:table-cell office:value-type="string">
            <text:p>True</text:p>
          </table:table-cell>
          <table:table-cell office:value-type="string">
            <text:p>base.pf</text:p>
          </table:table-cell>
          <table:table-cell office:value-type="string">
            <text:p>base.main_company</text:p>
          </table:table-cell>
          <table:table-cell table:number-columns-repeated="2"/>
          <table:table-cell office:value-type="string">
            <text:p>True</text:p>
          </table:table-cell>
          <table:table-cell/>
          <table:table-cell office:value-type="string">
            <text:p>manureva_type_activite_aviation_generale</text:p>
          </table:table-cell>
        </table:table-row>
        <table:table-row table:style-name="ro3">
          <table:table-cell office:value-type="string">
            <text:p>res_partner_903005</text:p>
          </table:table-cell>
          <table:table-cell office:value-type="string">
            <text:p>rers_partner_industry_c23</text:p>
          </table:table-cell>
          <table:table-cell office:value-type="string">
            <text:p>Chin Foo Christian Karim</text:p>
          </table:table-cell>
          <table:table-cell office:value-type="string">
            <text:p>PK 42,8 côté montagne MATAIEA</text:p>
          </table:table-cell>
          <table:table-cell office:value-type="string">
            <text:p>BP 2279</text:p>
          </table:table-cell>
          <table:table-cell table:number-columns-repeated="2"/>
          <table:table-cell office:value-type="float" office:value="98713">
            <text:p>98713</text:p>
          </table:table-cell>
          <table:table-cell office:value-type="string">
            <text:p>PAPEETE</text:p>
          </table:table-cell>
          <table:table-cell office:value-type="string">
            <text:p>Société</text:p>
          </table:table-cell>
          <table:table-cell office:value-type="string">
            <text:p>True</text:p>
          </table:table-cell>
          <table:table-cell office:value-type="string">
            <text:p>base.pf</text:p>
          </table:table-cell>
          <table:table-cell office:value-type="string">
            <text:p>base.main_company</text:p>
          </table:table-cell>
          <table:table-cell table:number-columns-repeated="2"/>
          <table:table-cell office:value-type="string">
            <text:p>True</text:p>
          </table:table-cell>
          <table:table-cell/>
          <table:table-cell office:value-type="string">
            <text:p>manureva_type_activite_aviation_generale</text:p>
          </table:table-cell>
        </table:table-row>
        <table:table-row table:style-name="ro3">
          <table:table-cell office:value-type="string">
            <text:p>res_partner_598888</text:p>
          </table:table-cell>
          <table:table-cell office:value-type="string">
            <text:p>rers_partner_industry_c23</text:p>
          </table:table-cell>
          <table:table-cell office:value-type="string">
            <text:p>Denjean Aymeric Jean</text:p>
          </table:table-cell>
          <table:table-cell/>
          <table:table-cell office:value-type="string">
            <text:p>BP 265</text:p>
          </table:table-cell>
          <table:table-cell office:value-type="float" office:value="40437837">
            <text:p>40437837</text:p>
          </table:table-cell>
          <table:table-cell office:value-type="float" office:value="87705464">
            <text:p>87705464</text:p>
          </table:table-cell>
          <table:table-cell office:value-type="float" office:value="98725">
            <text:p>98725</text:p>
          </table:table-cell>
          <table:table-cell office:value-type="string">
            <text:p>VAIRAO</text:p>
          </table:table-cell>
          <table:table-cell office:value-type="string">
            <text:p>Société</text:p>
          </table:table-cell>
          <table:table-cell office:value-type="string">
            <text:p>True</text:p>
          </table:table-cell>
          <table:table-cell office:value-type="string">
            <text:p>base.pf</text:p>
          </table:table-cell>
          <table:table-cell office:value-type="string">
            <text:p>base.main_company</text:p>
          </table:table-cell>
          <table:table-cell table:number-columns-repeated="2"/>
          <table:table-cell office:value-type="string">
            <text:p>True</text:p>
          </table:table-cell>
          <table:table-cell/>
          <table:table-cell office:value-type="string">
            <text:p>manureva_type_activite_aviation_generale</text:p>
          </table:table-cell>
        </table:table-row>
        <table:table-row table:style-name="ro3">
          <table:table-cell office:value-type="string">
            <text:p>res_partner_555458</text:p>
          </table:table-cell>
          <table:table-cell office:value-type="string">
            <text:p>rers_partner_industry_c23</text:p>
          </table:table-cell>
          <table:table-cell office:value-type="string">
            <text:p>Dogo Xavier Andre Florent</text:p>
          </table:table-cell>
          <table:table-cell/>
          <table:table-cell office:value-type="string">
            <text:p>BP 2177</text:p>
          </table:table-cell>
          <table:table-cell office:value-type="float" office:value="40826050">
            <text:p>40826050</text:p>
          </table:table-cell>
          <table:table-cell office:value-type="float" office:value="87204832">
            <text:p>87204832</text:p>
          </table:table-cell>
          <table:table-cell office:value-type="float" office:value="98703">
            <text:p>98703</text:p>
          </table:table-cell>
          <table:table-cell office:value-type="string">
            <text:p>PUNAAUIA</text:p>
          </table:table-cell>
          <table:table-cell office:value-type="string">
            <text:p>Société</text:p>
          </table:table-cell>
          <table:table-cell office:value-type="string">
            <text:p>True</text:p>
          </table:table-cell>
          <table:table-cell office:value-type="string">
            <text:p>base.pf</text:p>
          </table:table-cell>
          <table:table-cell office:value-type="string">
            <text:p>base.main_company</text:p>
          </table:table-cell>
          <table:table-cell table:number-columns-repeated="2"/>
          <table:table-cell office:value-type="string">
            <text:p>True</text:p>
          </table:table-cell>
          <table:table-cell/>
          <table:table-cell office:value-type="string">
            <text:p>manureva_type_activite_aviation_generale</text:p>
          </table:table-cell>
        </table:table-row>
        <table:table-row table:style-name="ro3">
          <table:table-cell office:value-type="string">
            <text:p>res_partner_d38969</text:p>
          </table:table-cell>
          <table:table-cell office:value-type="string">
            <text:p>rers_partner_industry_c23</text:p>
          </table:table-cell>
          <table:table-cell office:value-type="string">
            <text:p>Dubouch Aimanaarii Lloyd Gabriel Fabio</text:p>
          </table:table-cell>
          <table:table-cell/>
          <table:table-cell office:value-type="string">
            <text:p>BP 1417</text:p>
          </table:table-cell>
          <table:table-cell/>
          <table:table-cell office:value-type="float" office:value="89766934">
            <text:p>89766934</text:p>
          </table:table-cell>
          <table:table-cell office:value-type="float" office:value="98713">
            <text:p>98713</text:p>
          </table:table-cell>
          <table:table-cell office:value-type="string">
            <text:p>PAPEETE</text:p>
          </table:table-cell>
          <table:table-cell office:value-type="string">
            <text:p>Société</text:p>
          </table:table-cell>
          <table:table-cell office:value-type="string">
            <text:p>True</text:p>
          </table:table-cell>
          <table:table-cell office:value-type="string">
            <text:p>base.pf</text:p>
          </table:table-cell>
          <table:table-cell office:value-type="string">
            <text:p>base.main_company</text:p>
          </table:table-cell>
          <table:table-cell table:number-columns-repeated="2"/>
          <table:table-cell office:value-type="string">
            <text:p>True</text:p>
          </table:table-cell>
          <table:table-cell/>
          <table:table-cell office:value-type="string">
            <text:p>manureva_type_activite_aviation_generale</text:p>
          </table:table-cell>
        </table:table-row>
        <table:table-row table:style-name="ro3">
          <table:table-cell office:value-type="string">
            <text:p>res_partner_947341</text:p>
          </table:table-cell>
          <table:table-cell office:value-type="string">
            <text:p>rers_partner_industry_c23</text:p>
          </table:table-cell>
          <table:table-cell office:value-type="string">
            <text:p>Duflocq Fabrice Moana</text:p>
          </table:table-cell>
          <table:table-cell/>
          <table:table-cell office:value-type="string">
            <text:p>BP 381354</text:p>
          </table:table-cell>
          <table:table-cell office:value-type="float" office:value="40583055">
            <text:p>40583055</text:p>
          </table:table-cell>
          <table:table-cell office:value-type="float" office:value="87284492">
            <text:p>87284492</text:p>
          </table:table-cell>
          <table:table-cell office:value-type="float" office:value="98718">
            <text:p>98718</text:p>
          </table:table-cell>
          <table:table-cell office:value-type="string">
            <text:p>PUNAAUIA</text:p>
          </table:table-cell>
          <table:table-cell office:value-type="string">
            <text:p>Société</text:p>
          </table:table-cell>
          <table:table-cell office:value-type="string">
            <text:p>True</text:p>
          </table:table-cell>
          <table:table-cell office:value-type="string">
            <text:p>base.pf</text:p>
          </table:table-cell>
          <table:table-cell office:value-type="string">
            <text:p>base.main_company</text:p>
          </table:table-cell>
          <table:table-cell table:number-columns-repeated="2"/>
          <table:table-cell office:value-type="string">
            <text:p>True</text:p>
          </table:table-cell>
          <table:table-cell/>
          <table:table-cell office:value-type="string">
            <text:p>manureva_type_activite_aviation_generale</text:p>
          </table:table-cell>
        </table:table-row>
        <table:table-row table:style-name="ro3">
          <table:table-cell office:value-type="string">
            <text:p>res_partner_650143</text:p>
          </table:table-cell>
          <table:table-cell office:value-type="string">
            <text:p>rers_partner_industry_c23</text:p>
          </table:table-cell>
          <table:table-cell office:value-type="string">
            <text:p>Golay Sebastien Philippe</text:p>
          </table:table-cell>
          <table:table-cell/>
          <table:table-cell office:value-type="string">
            <text:p>BP 3566</text:p>
          </table:table-cell>
          <table:table-cell/>
          <table:table-cell office:value-type="float" office:value="87727250">
            <text:p>87727250</text:p>
          </table:table-cell>
          <table:table-cell office:value-type="float" office:value="98703">
            <text:p>98703</text:p>
          </table:table-cell>
          <table:table-cell office:value-type="string">
            <text:p>PUNAAUIA</text:p>
          </table:table-cell>
          <table:table-cell office:value-type="string">
            <text:p>Société</text:p>
          </table:table-cell>
          <table:table-cell office:value-type="string">
            <text:p>True</text:p>
          </table:table-cell>
          <table:table-cell office:value-type="string">
            <text:p>base.pf</text:p>
          </table:table-cell>
          <table:table-cell office:value-type="string">
            <text:p>base.main_company</text:p>
          </table:table-cell>
          <table:table-cell table:number-columns-repeated="2"/>
          <table:table-cell office:value-type="string">
            <text:p>True</text:p>
          </table:table-cell>
          <table:table-cell/>
          <table:table-cell office:value-type="string">
            <text:p>manureva_type_activite_aviation_generale</text:p>
          </table:table-cell>
        </table:table-row>
        <table:table-row table:style-name="ro3">
          <table:table-cell office:value-type="string">
            <text:p>res_partner_536623</text:p>
          </table:table-cell>
          <table:table-cell office:value-type="string">
            <text:p>rers_partner_industry_c23</text:p>
          </table:table-cell>
          <table:table-cell office:value-type="string">
            <text:p>Igrec Ben Marurai</text:p>
          </table:table-cell>
          <table:table-cell/>
          <table:table-cell office:value-type="string">
            <text:p>BP 12451</text:p>
          </table:table-cell>
          <table:table-cell office:value-type="float" office:value="40540868">
            <text:p>40540868</text:p>
          </table:table-cell>
          <table:table-cell office:value-type="float" office:value="87247380">
            <text:p>87247380</text:p>
          </table:table-cell>
          <table:table-cell office:value-type="float" office:value="98712">
            <text:p>98712</text:p>
          </table:table-cell>
          <table:table-cell office:value-type="string">
            <text:p>PAPARA</text:p>
          </table:table-cell>
          <table:table-cell office:value-type="string">
            <text:p>Société</text:p>
          </table:table-cell>
          <table:table-cell office:value-type="string">
            <text:p>True</text:p>
          </table:table-cell>
          <table:table-cell office:value-type="string">
            <text:p>base.pf</text:p>
          </table:table-cell>
          <table:table-cell office:value-type="string">
            <text:p>base.main_company</text:p>
          </table:table-cell>
          <table:table-cell table:number-columns-repeated="2"/>
          <table:table-cell office:value-type="string">
            <text:p>True</text:p>
          </table:table-cell>
          <table:table-cell/>
          <table:table-cell office:value-type="string">
            <text:p>manureva_type_activite_aviation_generale</text:p>
          </table:table-cell>
        </table:table-row>
        <table:table-row table:style-name="ro3">
          <table:table-cell office:value-type="string">
            <text:p>res_partner_288886</text:p>
          </table:table-cell>
          <table:table-cell office:value-type="string">
            <text:p>rers_partner_industry_c23</text:p>
          </table:table-cell>
          <table:table-cell office:value-type="string">
            <text:p>Jarreau Dominique</text:p>
          </table:table-cell>
          <table:table-cell/>
          <table:table-cell office:value-type="string">
            <text:p>BP 1358</text:p>
          </table:table-cell>
          <table:table-cell office:value-type="float" office:value="40452545">
            <text:p>40452545</text:p>
          </table:table-cell>
          <table:table-cell office:value-type="float" office:value="87777856">
            <text:p>87777856</text:p>
          </table:table-cell>
          <table:table-cell office:value-type="float" office:value="98713">
            <text:p>98713</text:p>
          </table:table-cell>
          <table:table-cell office:value-type="string">
            <text:p>PAPEETE</text:p>
          </table:table-cell>
          <table:table-cell office:value-type="string">
            <text:p>Société</text:p>
          </table:table-cell>
          <table:table-cell office:value-type="string">
            <text:p>True</text:p>
          </table:table-cell>
          <table:table-cell office:value-type="string">
            <text:p>base.pf</text:p>
          </table:table-cell>
          <table:table-cell office:value-type="string">
            <text:p>base.main_company</text:p>
          </table:table-cell>
          <table:table-cell table:number-columns-repeated="2"/>
          <table:table-cell office:value-type="string">
            <text:p>True</text:p>
          </table:table-cell>
          <table:table-cell/>
          <table:table-cell office:value-type="string">
            <text:p>manureva_type_activite_aviation_generale</text:p>
          </table:table-cell>
        </table:table-row>
        <table:table-row table:style-name="ro3">
          <table:table-cell office:value-type="string">
            <text:p>res_partner_d11172</text:p>
          </table:table-cell>
          <table:table-cell office:value-type="string">
            <text:p>rers_partner_industry_c23</text:p>
          </table:table-cell>
          <table:table-cell office:value-type="string">
            <text:p>Jenck Frederic Philippe Charles</text:p>
          </table:table-cell>
          <table:table-cell/>
          <table:table-cell office:value-type="string">
            <text:p>BP 380903</text:p>
          </table:table-cell>
          <table:table-cell/>
          <table:table-cell office:value-type="float" office:value="89679796">
            <text:p>89679796</text:p>
          </table:table-cell>
          <table:table-cell office:value-type="float" office:value="98718">
            <text:p>98718</text:p>
          </table:table-cell>
          <table:table-cell office:value-type="string">
            <text:p>PUNAAUIA</text:p>
          </table:table-cell>
          <table:table-cell office:value-type="string">
            <text:p>Société</text:p>
          </table:table-cell>
          <table:table-cell office:value-type="string">
            <text:p>True</text:p>
          </table:table-cell>
          <table:table-cell office:value-type="string">
            <text:p>base.pf</text:p>
          </table:table-cell>
          <table:table-cell office:value-type="string">
            <text:p>base.main_company</text:p>
          </table:table-cell>
          <table:table-cell table:number-columns-repeated="2"/>
          <table:table-cell office:value-type="string">
            <text:p>True</text:p>
          </table:table-cell>
          <table:table-cell/>
          <table:table-cell office:value-type="string">
            <text:p>manureva_type_activite_aviation_generale</text:p>
          </table:table-cell>
        </table:table-row>
        <table:table-row table:style-name="ro3">
          <table:table-cell office:value-type="string">
            <text:p>res_partner_694695</text:p>
          </table:table-cell>
          <table:table-cell office:value-type="string">
            <text:p>rers_partner_industry_c24</text:p>
          </table:table-cell>
          <table:table-cell office:value-type="string">
            <text:p>Lafille Alain Jacques Michel</text:p>
          </table:table-cell>
          <table:table-cell/>
          <table:table-cell office:value-type="string">
            <text:p>BP 10435</text:p>
          </table:table-cell>
          <table:table-cell office:value-type="float" office:value="40832185">
            <text:p>40832185</text:p>
          </table:table-cell>
          <table:table-cell office:value-type="float" office:value="87712543">
            <text:p>87712543</text:p>
          </table:table-cell>
          <table:table-cell office:value-type="float" office:value="98711">
            <text:p>98711</text:p>
          </table:table-cell>
          <table:table-cell office:value-type="string">
            <text:p>PAEA</text:p>
          </table:table-cell>
          <table:table-cell office:value-type="string">
            <text:p>Société</text:p>
          </table:table-cell>
          <table:table-cell office:value-type="string">
            <text:p>True</text:p>
          </table:table-cell>
          <table:table-cell office:value-type="string">
            <text:p>base.pf</text:p>
          </table:table-cell>
          <table:table-cell office:value-type="string">
            <text:p>base.main_company</text:p>
          </table:table-cell>
          <table:table-cell table:number-columns-repeated="2"/>
          <table:table-cell office:value-type="string">
            <text:p>True</text:p>
          </table:table-cell>
          <table:table-cell/>
          <table:table-cell office:value-type="string">
            <text:p>manureva_type_activite_aviation_generale</text:p>
          </table:table-cell>
        </table:table-row>
        <table:table-row table:style-name="ro3">
          <table:table-cell office:value-type="string">
            <text:p>res_partner_580662</text:p>
          </table:table-cell>
          <table:table-cell office:value-type="string">
            <text:p>rers_partner_industry_c23</text:p>
          </table:table-cell>
          <table:table-cell office:value-type="string">
            <text:p>Ledoux Pascal Yvon</text:p>
          </table:table-cell>
          <table:table-cell office:value-type="string">
            <text:p>PK 15 côté mer PUNAAUIA</text:p>
          </table:table-cell>
          <table:table-cell office:value-type="string">
            <text:p>BP 380935</text:p>
          </table:table-cell>
          <table:table-cell office:value-type="float" office:value="40430258">
            <text:p>40430258</text:p>
          </table:table-cell>
          <table:table-cell/>
          <table:table-cell office:value-type="float" office:value="98718">
            <text:p>98718</text:p>
          </table:table-cell>
          <table:table-cell office:value-type="string">
            <text:p>PUNAAUIA</text:p>
          </table:table-cell>
          <table:table-cell office:value-type="string">
            <text:p>Société</text:p>
          </table:table-cell>
          <table:table-cell office:value-type="string">
            <text:p>True</text:p>
          </table:table-cell>
          <table:table-cell office:value-type="string">
            <text:p>base.pf</text:p>
          </table:table-cell>
          <table:table-cell office:value-type="string">
            <text:p>base.main_company</text:p>
          </table:table-cell>
          <table:table-cell table:number-columns-repeated="2"/>
          <table:table-cell office:value-type="string">
            <text:p>True</text:p>
          </table:table-cell>
          <table:table-cell/>
          <table:table-cell office:value-type="string">
            <text:p>manureva_type_activite_aviation_generale</text:p>
          </table:table-cell>
        </table:table-row>
        <table:table-row table:style-name="ro3">
          <table:table-cell office:value-type="string">
            <text:p>res_partner_387746</text:p>
          </table:table-cell>
          <table:table-cell office:value-type="string">
            <text:p>rers_partner_industry_c23</text:p>
          </table:table-cell>
          <table:table-cell office:value-type="string">
            <text:p>Lucas Charles Matahi</text:p>
          </table:table-cell>
          <table:table-cell/>
          <table:table-cell office:value-type="string">
            <text:p>BP 9360 MOTU UTA</text:p>
          </table:table-cell>
          <table:table-cell/>
          <table:table-cell office:value-type="float" office:value="87780669">
            <text:p>87780669</text:p>
          </table:table-cell>
          <table:table-cell office:value-type="float" office:value="98715">
            <text:p>98715</text:p>
          </table:table-cell>
          <table:table-cell office:value-type="string">
            <text:p>PAPEETE</text:p>
          </table:table-cell>
          <table:table-cell office:value-type="string">
            <text:p>Société</text:p>
          </table:table-cell>
          <table:table-cell office:value-type="string">
            <text:p>True</text:p>
          </table:table-cell>
          <table:table-cell office:value-type="string">
            <text:p>base.pf</text:p>
          </table:table-cell>
          <table:table-cell office:value-type="string">
            <text:p>base.main_company</text:p>
          </table:table-cell>
          <table:table-cell table:number-columns-repeated="2"/>
          <table:table-cell office:value-type="string">
            <text:p>True</text:p>
          </table:table-cell>
          <table:table-cell/>
          <table:table-cell office:value-type="string">
            <text:p>manureva_type_activite_aviation_generale</text:p>
          </table:table-cell>
        </table:table-row>
        <table:table-row table:style-name="ro3">
          <table:table-cell office:value-type="string">
            <text:p>res_partner_401794</text:p>
          </table:table-cell>
          <table:table-cell office:value-type="string">
            <text:p>rers_partner_industry_c23</text:p>
          </table:table-cell>
          <table:table-cell office:value-type="string">
            <text:p>Nadjarian Heimarama</text:p>
          </table:table-cell>
          <table:table-cell/>
          <table:table-cell office:value-type="string">
            <text:p>BP 1380</text:p>
          </table:table-cell>
          <table:table-cell office:value-type="float" office:value="40427857">
            <text:p>40427857</text:p>
          </table:table-cell>
          <table:table-cell office:value-type="float" office:value="87779418">
            <text:p>87779418</text:p>
          </table:table-cell>
          <table:table-cell office:value-type="float" office:value="98703">
            <text:p>98703</text:p>
          </table:table-cell>
          <table:table-cell office:value-type="string">
            <text:p>PUNAAUIA</text:p>
          </table:table-cell>
          <table:table-cell office:value-type="string">
            <text:p>Société</text:p>
          </table:table-cell>
          <table:table-cell office:value-type="string">
            <text:p>True</text:p>
          </table:table-cell>
          <table:table-cell office:value-type="string">
            <text:p>base.pf</text:p>
          </table:table-cell>
          <table:table-cell office:value-type="string">
            <text:p>base.main_company</text:p>
          </table:table-cell>
          <table:table-cell table:number-columns-repeated="2"/>
          <table:table-cell office:value-type="string">
            <text:p>True</text:p>
          </table:table-cell>
          <table:table-cell/>
          <table:table-cell office:value-type="string">
            <text:p>manureva_type_activite_aviation_generale</text:p>
          </table:table-cell>
        </table:table-row>
        <table:table-row table:style-name="ro3">
          <table:table-cell office:value-type="string">
            <text:p>res_partner_577866</text:p>
          </table:table-cell>
          <table:table-cell office:value-type="string">
            <text:p>rers_partner_industry_c23</text:p>
          </table:table-cell>
          <table:table-cell office:value-type="string">
            <text:p>Paquier Raimana</text:p>
          </table:table-cell>
          <table:table-cell office:value-type="string">
            <text:p>PK 16,1 côté MER PUNAAUIA - SVD TEREMATE 2</text:p>
          </table:table-cell>
          <table:table-cell office:value-type="string">
            <text:p>BP 380303</text:p>
          </table:table-cell>
          <table:table-cell office:value-type="float" office:value="40583950">
            <text:p>40583950</text:p>
          </table:table-cell>
          <table:table-cell office:value-type="float" office:value="87733150">
            <text:p>87733150</text:p>
          </table:table-cell>
          <table:table-cell office:value-type="float" office:value="98718">
            <text:p>98718</text:p>
          </table:table-cell>
          <table:table-cell office:value-type="string">
            <text:p>PUNAAUIA</text:p>
          </table:table-cell>
          <table:table-cell office:value-type="string">
            <text:p>Société</text:p>
          </table:table-cell>
          <table:table-cell office:value-type="string">
            <text:p>True</text:p>
          </table:table-cell>
          <table:table-cell office:value-type="string">
            <text:p>base.pf</text:p>
          </table:table-cell>
          <table:table-cell office:value-type="string">
            <text:p>base.main_company</text:p>
          </table:table-cell>
          <table:table-cell table:number-columns-repeated="2"/>
          <table:table-cell office:value-type="string">
            <text:p>True</text:p>
          </table:table-cell>
          <table:table-cell/>
          <table:table-cell office:value-type="string">
            <text:p>manureva_type_activite_aviation_generale</text:p>
          </table:table-cell>
        </table:table-row>
        <table:table-row table:style-name="ro3">
          <table:table-cell office:value-type="string">
            <text:p>res_partner_283143</text:p>
          </table:table-cell>
          <table:table-cell office:value-type="string">
            <text:p>rers_partner_industry_c23</text:p>
          </table:table-cell>
          <table:table-cell office:value-type="string">
            <text:p>Piccot Henri</text:p>
          </table:table-cell>
          <table:table-cell/>
          <table:table-cell office:value-type="string">
            <text:p>BP 1964</text:p>
          </table:table-cell>
          <table:table-cell office:value-type="float" office:value="40481211">
            <text:p>40481211</text:p>
          </table:table-cell>
          <table:table-cell/>
          <table:table-cell office:value-type="float" office:value="98713">
            <text:p>98713</text:p>
          </table:table-cell>
          <table:table-cell office:value-type="string">
            <text:p>PAPEETE</text:p>
          </table:table-cell>
          <table:table-cell office:value-type="string">
            <text:p>Société</text:p>
          </table:table-cell>
          <table:table-cell office:value-type="string">
            <text:p>True</text:p>
          </table:table-cell>
          <table:table-cell office:value-type="string">
            <text:p>base.pf</text:p>
          </table:table-cell>
          <table:table-cell office:value-type="string">
            <text:p>base.main_company</text:p>
          </table:table-cell>
          <table:table-cell table:number-columns-repeated="2"/>
          <table:table-cell office:value-type="string">
            <text:p>True</text:p>
          </table:table-cell>
          <table:table-cell/>
          <table:table-cell office:value-type="string">
            <text:p>manureva_type_activite_aviation_generale</text:p>
          </table:table-cell>
        </table:table-row>
        <table:table-row table:style-name="ro3">
          <table:table-cell office:value-type="string">
            <text:p>res_partner_c17619</text:p>
          </table:table-cell>
          <table:table-cell office:value-type="string">
            <text:p>rers_partner_industry_c23</text:p>
          </table:table-cell>
          <table:table-cell office:value-type="string">
            <text:p>Prunier Victorien Pierre</text:p>
          </table:table-cell>
          <table:table-cell/>
          <table:table-cell office:value-type="string">
            <text:p>BP 381748</text:p>
          </table:table-cell>
          <table:table-cell/>
          <table:table-cell office:value-type="float" office:value="87363437">
            <text:p>87363437</text:p>
          </table:table-cell>
          <table:table-cell office:value-type="float" office:value="98718">
            <text:p>98718</text:p>
          </table:table-cell>
          <table:table-cell office:value-type="string">
            <text:p>PUNAAUIA</text:p>
          </table:table-cell>
          <table:table-cell office:value-type="string">
            <text:p>Société</text:p>
          </table:table-cell>
          <table:table-cell office:value-type="string">
            <text:p>True</text:p>
          </table:table-cell>
          <table:table-cell office:value-type="string">
            <text:p>base.pf</text:p>
          </table:table-cell>
          <table:table-cell office:value-type="string">
            <text:p>base.main_company</text:p>
          </table:table-cell>
          <table:table-cell table:number-columns-repeated="2"/>
          <table:table-cell office:value-type="string">
            <text:p>True</text:p>
          </table:table-cell>
          <table:table-cell/>
          <table:table-cell office:value-type="string">
            <text:p>manureva_type_activite_aviation_generale</text:p>
          </table:table-cell>
        </table:table-row>
        <table:table-row table:style-name="ro3">
          <table:table-cell office:value-type="string">
            <text:p>res_partner_812800</text:p>
          </table:table-cell>
          <table:table-cell office:value-type="string">
            <text:p>rers_partner_industry_c23</text:p>
          </table:table-cell>
          <table:table-cell office:value-type="string">
            <text:p>Rahbek Jens Orla</text:p>
          </table:table-cell>
          <table:table-cell/>
          <table:table-cell office:value-type="string">
            <text:p>BP 1898</text:p>
          </table:table-cell>
          <table:table-cell office:value-type="float" office:value="40571938">
            <text:p>40571938</text:p>
          </table:table-cell>
          <table:table-cell office:value-type="float" office:value="87762467">
            <text:p>87762467</text:p>
          </table:table-cell>
          <table:table-cell office:value-type="float" office:value="98703">
            <text:p>98703</text:p>
          </table:table-cell>
          <table:table-cell office:value-type="string">
            <text:p>PUNAAUIA</text:p>
          </table:table-cell>
          <table:table-cell office:value-type="string">
            <text:p>Société</text:p>
          </table:table-cell>
          <table:table-cell office:value-type="string">
            <text:p>True</text:p>
          </table:table-cell>
          <table:table-cell office:value-type="string">
            <text:p>base.pf</text:p>
          </table:table-cell>
          <table:table-cell office:value-type="string">
            <text:p>base.main_company</text:p>
          </table:table-cell>
          <table:table-cell table:number-columns-repeated="2"/>
          <table:table-cell office:value-type="string">
            <text:p>True</text:p>
          </table:table-cell>
          <table:table-cell/>
          <table:table-cell office:value-type="string">
            <text:p>manureva_type_activite_aviation_generale</text:p>
          </table:table-cell>
        </table:table-row>
        <table:table-row table:style-name="ro3">
          <table:table-cell office:value-type="string">
            <text:p>res_partner_554634</text:p>
          </table:table-cell>
          <table:table-cell office:value-type="string">
            <text:p>rers_partner_industry_c23</text:p>
          </table:table-cell>
          <table:table-cell office:value-type="string">
            <text:p>Reid-Amaru Teva</text:p>
          </table:table-cell>
          <table:table-cell/>
          <table:table-cell office:value-type="string">
            <text:p>BP 3181</text:p>
          </table:table-cell>
          <table:table-cell office:value-type="float" office:value="87799338">
            <text:p>87799338</text:p>
          </table:table-cell>
          <table:table-cell/>
          <table:table-cell office:value-type="float" office:value="98728">
            <text:p>98728</text:p>
          </table:table-cell>
          <table:table-cell office:value-type="string">
            <text:p>TEMAE</text:p>
          </table:table-cell>
          <table:table-cell office:value-type="string">
            <text:p>Société</text:p>
          </table:table-cell>
          <table:table-cell office:value-type="string">
            <text:p>True</text:p>
          </table:table-cell>
          <table:table-cell office:value-type="string">
            <text:p>base.pf</text:p>
          </table:table-cell>
          <table:table-cell office:value-type="string">
            <text:p>base.main_company</text:p>
          </table:table-cell>
          <table:table-cell table:number-columns-repeated="2"/>
          <table:table-cell office:value-type="string">
            <text:p>True</text:p>
          </table:table-cell>
          <table:table-cell/>
          <table:table-cell office:value-type="string">
            <text:p>manureva_type_activite_aviation_generale</text:p>
          </table:table-cell>
        </table:table-row>
        <table:table-row table:style-name="ro3">
          <table:table-cell office:value-type="string">
            <text:p>res_partner_510628</text:p>
          </table:table-cell>
          <table:table-cell office:value-type="string">
            <text:p>rers_partner_industry_c23</text:p>
          </table:table-cell>
          <table:table-cell office:value-type="string">
            <text:p>Soriano Fabrice Josian</text:p>
          </table:table-cell>
          <table:table-cell/>
          <table:table-cell office:value-type="string">
            <text:p>BP 11616</text:p>
          </table:table-cell>
          <table:table-cell office:value-type="float" office:value="40482432">
            <text:p>40482432</text:p>
          </table:table-cell>
          <table:table-cell office:value-type="float" office:value="87792189">
            <text:p>87792189</text:p>
          </table:table-cell>
          <table:table-cell office:value-type="float" office:value="98709">
            <text:p>98709</text:p>
          </table:table-cell>
          <table:table-cell office:value-type="string">
            <text:p>MAHINA</text:p>
          </table:table-cell>
          <table:table-cell office:value-type="string">
            <text:p>Société</text:p>
          </table:table-cell>
          <table:table-cell office:value-type="string">
            <text:p>True</text:p>
          </table:table-cell>
          <table:table-cell office:value-type="string">
            <text:p>base.pf</text:p>
          </table:table-cell>
          <table:table-cell office:value-type="string">
            <text:p>base.main_company</text:p>
          </table:table-cell>
          <table:table-cell table:number-columns-repeated="2"/>
          <table:table-cell office:value-type="string">
            <text:p>True</text:p>
          </table:table-cell>
          <table:table-cell/>
          <table:table-cell office:value-type="string">
            <text:p>manureva_type_activite_aviation_generale</text:p>
          </table:table-cell>
        </table:table-row>
        <table:table-row table:style-name="ro3">
          <table:table-cell office:value-type="string">
            <text:p>res_partner_646562</text:p>
          </table:table-cell>
          <table:table-cell office:value-type="string">
            <text:p>rers_partner_industry_c23</text:p>
          </table:table-cell>
          <table:table-cell office:value-type="string">
            <text:p>Toofa William Ariiarera</text:p>
          </table:table-cell>
          <table:table-cell/>
          <table:table-cell office:value-type="string">
            <text:p>BP 13192</text:p>
          </table:table-cell>
          <table:table-cell/>
          <table:table-cell office:value-type="float" office:value="89791909">
            <text:p>89791909</text:p>
          </table:table-cell>
          <table:table-cell office:value-type="float" office:value="98717">
            <text:p>98717</text:p>
          </table:table-cell>
          <table:table-cell office:value-type="string">
            <text:p>PUNAAUIA</text:p>
          </table:table-cell>
          <table:table-cell office:value-type="string">
            <text:p>Société</text:p>
          </table:table-cell>
          <table:table-cell office:value-type="string">
            <text:p>True</text:p>
          </table:table-cell>
          <table:table-cell office:value-type="string">
            <text:p>base.pf</text:p>
          </table:table-cell>
          <table:table-cell office:value-type="string">
            <text:p>base.main_company</text:p>
          </table:table-cell>
          <table:table-cell table:number-columns-repeated="2"/>
          <table:table-cell office:value-type="string">
            <text:p>True</text:p>
          </table:table-cell>
          <table:table-cell/>
          <table:table-cell office:value-type="string">
            <text:p>manureva_type_activite_aviation_generale</text:p>
          </table:table-cell>
        </table:table-row>
        <table:table-row table:style-name="ro3">
          <table:table-cell office:value-type="string">
            <text:p>res_partner_991620</text:p>
          </table:table-cell>
          <table:table-cell office:value-type="string">
            <text:p>rers_partner_industry_c23</text:p>
          </table:table-cell>
          <table:table-cell office:value-type="string">
            <text:p>Urima Aroarii Tuiau Karl</text:p>
          </table:table-cell>
          <table:table-cell/>
          <table:table-cell office:value-type="string">
            <text:p>BP 3523</text:p>
          </table:table-cell>
          <table:table-cell/>
          <table:table-cell office:value-type="float" office:value="87798021">
            <text:p>87798021</text:p>
          </table:table-cell>
          <table:table-cell office:value-type="float" office:value="98713">
            <text:p>98713</text:p>
          </table:table-cell>
          <table:table-cell office:value-type="string">
            <text:p>PAPEETE</text:p>
          </table:table-cell>
          <table:table-cell office:value-type="string">
            <text:p>Société</text:p>
          </table:table-cell>
          <table:table-cell office:value-type="string">
            <text:p>True</text:p>
          </table:table-cell>
          <table:table-cell office:value-type="string">
            <text:p>base.pf</text:p>
          </table:table-cell>
          <table:table-cell office:value-type="string">
            <text:p>base.main_company</text:p>
          </table:table-cell>
          <table:table-cell table:number-columns-repeated="2"/>
          <table:table-cell office:value-type="string">
            <text:p>True</text:p>
          </table:table-cell>
          <table:table-cell/>
          <table:table-cell office:value-type="string">
            <text:p>manureva_type_activite_aviation_generale</text:p>
          </table:table-cell>
        </table:table-row>
        <table:table-row table:style-name="ro3">
          <table:table-cell office:value-type="string">
            <text:p>res_partner_813576</text:p>
          </table:table-cell>
          <table:table-cell office:value-type="string">
            <text:p>rers_partner_industry_c23</text:p>
          </table:table-cell>
          <table:table-cell office:value-type="string">
            <text:p>Wong O'Neal Timanutea Alexandre</text:p>
          </table:table-cell>
          <table:table-cell/>
          <table:table-cell office:value-type="string">
            <text:p>BP 11525</text:p>
          </table:table-cell>
          <table:table-cell/>
          <table:table-cell office:value-type="float" office:value="87798688">
            <text:p>87798688</text:p>
          </table:table-cell>
          <table:table-cell office:value-type="float" office:value="98709">
            <text:p>98709</text:p>
          </table:table-cell>
          <table:table-cell office:value-type="string">
            <text:p>MAHINA</text:p>
          </table:table-cell>
          <table:table-cell office:value-type="string">
            <text:p>Société</text:p>
          </table:table-cell>
          <table:table-cell office:value-type="string">
            <text:p>True</text:p>
          </table:table-cell>
          <table:table-cell office:value-type="string">
            <text:p>base.pf</text:p>
          </table:table-cell>
          <table:table-cell office:value-type="string">
            <text:p>base.main_company</text:p>
          </table:table-cell>
          <table:table-cell table:number-columns-repeated="2"/>
          <table:table-cell office:value-type="string">
            <text:p>True</text:p>
          </table:table-cell>
          <table:table-cell/>
          <table:table-cell office:value-type="string">
            <text:p>manureva_type_activite_aviation_generale</text:p>
          </table:table-cell>
        </table:table-row>
        <table:table-row table:style-name="ro3">
          <table:table-cell office:value-type="string">
            <text:p>res_partner_39800</text:p>
          </table:table-cell>
          <table:table-cell office:value-type="string">
            <text:p>rers_partner_industry_c23</text:p>
          </table:table-cell>
          <table:table-cell office:value-type="string">
            <text:p>POLYNESIE PERLES</text:p>
          </table:table-cell>
          <table:table-cell office:value-type="string">
            <text:p>BP 850</text:p>
          </table:table-cell>
          <table:table-cell office:value-type="string">
            <text:p>Service Comptabilité</text:p>
          </table:table-cell>
          <table:table-cell table:style-name="ce1" office:value-type="float" office:value="40505310">
            <text:p>40505310</text:p>
          </table:table-cell>
          <table:table-cell/>
          <table:table-cell office:value-type="float" office:value="98713">
            <text:p>98713</text:p>
          </table:table-cell>
          <table:table-cell office:value-type="string">
            <text:p>PAPEETE</text:p>
          </table:table-cell>
          <table:table-cell office:value-type="string">
            <text:p>Société</text:p>
          </table:table-cell>
          <table:table-cell office:value-type="string">
            <text:p>True</text:p>
          </table:table-cell>
          <table:table-cell office:value-type="string">
            <text:p>base.pf</text:p>
          </table:table-cell>
          <table:table-cell office:value-type="string">
            <text:p>base.main_company</text:p>
          </table:table-cell>
          <table:table-cell office:value-type="string">
            <text:p>POPE</text:p>
          </table:table-cell>
          <table:table-cell office:value-type="string">
            <text:p>etepava@robertwan.com</text:p>
          </table:table-cell>
          <table:table-cell office:value-type="string">
            <text:p>True</text:p>
          </table:table-cell>
          <table:table-cell/>
          <table:table-cell office:value-type="string">
            <text:p>manureva_type_activite_aviation_generale</text:p>
          </table:table-cell>
        </table:table-row>
        <table:named-expressions>
          <table:named-range table:name="_xlnm._FilterDatabase" table:base-cell-address="$'res.partner.fisc'.$A$1" table:cell-range-address="$'res.partner.fisc'.$A$1:.$O$42"/>
        </table:named-expressions>
      </table:table>
      <table:named-expressions/>
      <table:database-ranges>
        <table:database-range table:name="_xlnm._FilterDatabase" table:target-range-address="'res.partner.fisc'.A1:'res.partner.fisc'.O42" table:display-filter-buttons="true"/>
        <table:database-range table:target-range-address="'res.partner.fisc'.A1:'res.partner.fisc'.R42">
          <table:sort>
            <table:sort-by table:field-number="1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alibri1" svg:font-family="Calibri" style:font-family-generic="swiss"/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35cm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141cm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141cm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88cm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35cm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105cm double #ff8001" style:border-line-width-bottom="0.035cm 0.035cm 0.035cm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35cm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35cm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0.105cm double #4f81bd" style:border-line-width-bottom="0.035cm 0.035cm 0.035cm" style:diagonal-bl-tr="none" style:diagonal-tl-br="none" fo:border-left="none" fo:border-right="none" style:rotation-align="none" fo:border-top="0.035cm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a0__25__20_-_20_Accent1" style:display-name="Excel_BuiltIn_20 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a0__25__20_-_20_Accent2" style:display-name="Excel_BuiltIn_20 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a0__25__20_-_20_Accent3" style:display-name="Excel_BuiltIn_20 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a0__25__20_-_20_Accent4" style:display-name="Excel_BuiltIn_2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a0__25__20_-_20_Accent5" style:display-name="Excel_BuiltIn_20 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a0__25__20_-_20_Accent6" style:display-name="Excel_BuiltIn_20 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a0__25__20_-_20_Accent1" style:display-name="Excel_BuiltIn_40 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a0__25__20_-_20_Accent2" style:display-name="Excel_BuiltIn_4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a0__25__20_-_20_Accent3" style:display-name="Excel_BuiltIn_40 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a0__25__20_-_20_Accent4" style:display-name="Excel_BuiltIn_4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a0__25__20_-_20_Accent5" style:display-name="Excel_BuiltIn_40 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a0__25__20_-_20_Accent6" style:display-name="Excel_BuiltIn_40 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a0__25__20_-_20_Accent1" style:display-name="Excel_BuiltIn_60 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a0__25__20_-_20_Accent2" style:display-name="Excel_BuiltIn_60 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a0__25__20_-_20_Accent3" style:display-name="Excel_BuiltIn_60 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a0__25__20_-_20_Accent4" style:display-name="Excel_BuiltIn_60 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a0__25__20_-_20_Accent5" style:display-name="Excel_BuiltIn_60 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a0__25__20_-_20_Accent6" style:display-name="Excel_BuiltIn_60 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vertissement" style:display-name="Excel_BuiltIn_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alcul" style:display-name="Excel_BuiltIn_Calcul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ellule_20_liée" style:display-name="Excel_BuiltIn_Cellule lié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ommentaire" style:display-name="Excel_BuiltIn_Commentair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Entrée" style:display-name="Excel_BuiltIn_Entrée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Insatisfaisant" style:display-name="Excel_BuiltIn_Insatisfaisan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eutre" style:display-name="Excel_BuiltIn_Neutre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Satisfaisant" style:display-name="Excel_BuiltIn_Satisfaisan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Sortie" style:display-name="Excel_BuiltIn_Sortie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exte_20_explicatif" style:display-name="Excel_BuiltIn_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5f_BuiltIn_5f_Titre" style:display-name="Excel_BuiltIn_Titr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itre_a0_1" style:display-name="Excel_BuiltIn_Titre 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Titre_a0_2" style:display-name="Excel_BuiltIn_Titre 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Titre_a0_3" style:display-name="Excel_BuiltIn_Titre 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itre_a0_4" style:display-name="Excel_BuiltIn_Titre 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Vérification" style:display-name="Excel_BuiltIn_Vérification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6">06/01/2020</text:date>, <text:time>14:1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s.partner.fisc" style:display-name="PageStyle_res.partner.fis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.partner.category" style:display-name="PageStyle_res.partner.category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06T14:13:40.37</dc:date>
    <dc:creator>Didier Belrose</dc:creator>
    <meta:document-statistic meta:table-count="1" meta:cell-count="605" meta:object-count="0"/>
    <meta:generator>OpenOffice/4.1.5$Win32 OpenOffice.org_project/415m1$Build-9789</meta:generator>
  </office:meta>
</office:document-meta>
</file>